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507in" fo:margin-left="-0.0278in" fo:margin-top="0in" fo:margin-bottom="0in" table:align="left" style:writing-mode="lr-tb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2.5785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1.1035in"/>
    </style:style>
    <style:style style:name="Table2.F" style:family="table-column">
      <style:table-column-properties style:column-width="1.1396in"/>
    </style:style>
    <style:style style:name="Table2.1" style:family="table-row">
      <style:table-row-properties style:row-height="0.3083in" fo:keep-together="auto"/>
    </style:style>
    <style:style style:name="Table2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2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2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2.2" style:family="table-row">
      <style:table-row-properties style:row-height="0.1868in" fo:keep-together="auto"/>
    </style:style>
    <style:style style:name="Table2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2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2.3" style:family="table-row">
      <style:table-row-properties style:row-height="0.6194in" fo:keep-together="auto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2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4" style:family="table-row">
      <style:table-row-properties style:row-height="0.3625in" fo:keep-together="auto"/>
    </style:style>
    <style:style style:name="Table2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5" style:family="table-row">
      <style:table-row-properties style:row-height="0.7729in" fo:keep-together="auto"/>
    </style:style>
    <style:style style:name="Table2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6" style:family="table-row">
      <style:table-row-properties style:row-height="0.4083in" fo:keep-together="auto"/>
    </style:style>
    <style:style style:name="Table2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7" style:family="table-row">
      <style:table-row-properties style:row-height="0.4042in" fo:keep-together="auto"/>
    </style:style>
    <style:style style:name="Table2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8" style:family="table-row">
      <style:table-row-properties style:row-height="0.3819in" fo:keep-together="auto"/>
    </style:style>
    <style:style style:name="Table2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9" style:family="table-row">
      <style:table-row-properties style:row-height="0.2917in" fo:keep-together="auto"/>
    </style:style>
    <style:style style:name="Table2.F9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0" style:family="table-row">
      <style:table-row-properties style:row-height="0.2958in" fo:keep-together="auto"/>
    </style:style>
    <style:style style:name="Table2.F10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1" style:family="table-row">
      <style:table-row-properties style:row-height="0.3729in" fo:keep-together="auto"/>
    </style:style>
    <style:style style:name="Table2.F11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2" style:family="table-row">
      <style:table-row-properties style:row-height="0.3444in" fo:keep-together="auto"/>
    </style:style>
    <style:style style:name="Table2.F12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3" style:family="table-row">
      <style:table-row-properties style:row-height="0.3583in" fo:keep-together="auto"/>
    </style:style>
    <style:style style:name="Table2.A13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5pt solid #000000"/>
    </style:style>
    <style:style style:name="Table2.B1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0.75pt solid #000000" fo:border-bottom="0.5pt solid #000000"/>
    </style:style>
    <style:style style:name="Table2.F1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5pt solid #000000"/>
    </style:style>
    <style:style style:name="P1" style:family="paragraph" style:parent-style-name="Body_20_Text_20_3">
      <style:paragraph-properties fo:line-height="115%"/>
    </style:style>
    <style:style style:name="P2" style:family="paragraph" style:parent-style-name="FR1">
      <style:paragraph-properties fo:text-align="start" style:justify-single-word="false" fo:orphans="0" fo:widows="0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270dc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61edb"/>
    </style:style>
    <style:style style:name="P14" style:family="paragraph" style:parent-style-name="Standard">
      <style:text-properties fo:font-size="18pt" style:font-size-asian="18pt"/>
    </style:style>
    <style:style style:name="P15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line-height="115%" fo:text-align="justify" style:justify-single-word="false"/>
    </style:style>
    <style:style style:name="P20" style:family="paragraph" style:parent-style-name="Standard">
      <style:paragraph-properties fo:line-height="115%" fo:text-align="justify" style:justify-single-word="false"/>
      <style:text-properties officeooo:paragraph-rsid="000270dc"/>
    </style:style>
    <style:style style:name="P21" style:family="paragraph" style:parent-style-name="Standard">
      <style:paragraph-properties fo:line-height="115%" fo:text-align="justify" style:justify-single-word="false"/>
      <style:text-properties officeooo:paragraph-rsid="000423d7"/>
    </style:style>
    <style:style style:name="P22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6pt" fo:font-style="italic" style:font-size-asian="6pt" style:font-style-asian="italic" style:font-size-complex="6pt"/>
    </style:style>
    <style:style style:name="P24" style:family="paragraph" style:parent-style-name="Standard">
      <style:paragraph-properties fo:orphans="0" fo:widows="0"/>
      <style:text-properties fo:font-size="6pt" fo:font-style="italic" style:font-size-asian="6pt" style:font-style-asian="italic" style:font-size-complex="6pt"/>
    </style:style>
    <style:style style:name="P25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1pt"/>
    </style:style>
    <style:style style:name="P2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9" style:family="paragraph" style:parent-style-name="Standard">
      <style:paragraph-properties fo:margin-left="0in" fo:margin-right="-0.0016in" fo:line-height="150%" fo:text-indent="0in" style:auto-text-indent="false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4pt" fo:font-style="italic" style:font-size-asian="14pt" style:font-style-asian="italic"/>
    </style:style>
    <style:style style:name="P3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weight="bold" style:font-weight-asian="bold"/>
    </style:style>
    <style:style style:name="P32" style:family="paragraph" style:parent-style-name="Standard">
      <style:paragraph-properties fo:margin-left="0in" fo:margin-right="0in" fo:text-align="end" style:justify-single-word="false" fo:text-indent="0.3937in" style:auto-text-indent="false"/>
      <style:text-properties fo:font-size="14pt" fo:font-weight="bold" style:font-size-asian="14pt" style:font-weight-asian="bold"/>
    </style:style>
    <style:style style:name="P33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34" style:family="paragraph" style:parent-style-name="Standard">
      <style:paragraph-properties fo:text-align="justify" style:justify-single-word="false" fo:break-before="page"/>
    </style:style>
    <style:style style:name="P35" style:family="paragraph" style:parent-style-name="Обычный1">
      <style:paragraph-properties fo:text-align="start" style:justify-single-word="false"/>
    </style:style>
    <style:style style:name="P36" style:family="paragraph" style:parent-style-name="Обычный1">
      <style:paragraph-properties fo:text-align="center" style:justify-single-word="false"/>
    </style:style>
    <style:style style:name="P37" style:family="paragraph" style:parent-style-name="Обычный1">
      <style:paragraph-properties fo:text-align="start" style:justify-single-word="false" fo:orphans="0" fo:widows="0"/>
      <style:text-properties fo:font-size="10pt" style:font-size-asian="10pt"/>
    </style:style>
    <style:style style:name="P38" style:family="paragraph" style:parent-style-name="Обычный1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39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40" style:family="paragraph" style:parent-style-name="Обычный1">
      <style:paragraph-properties fo:margin-left="0in" fo:margin-right="0in" fo:text-indent="0.1929in" style:auto-text-indent="false"/>
    </style:style>
    <style:style style:name="P41" style:family="paragraph" style:parent-style-name="Обычный1">
      <style:paragraph-properties fo:margin-left="0in" fo:margin-right="0in" fo:text-align="center" style:justify-single-word="false" fo:text-indent="0.1929in" style:auto-text-indent="false"/>
      <style:text-properties fo:font-size="14pt" fo:font-weight="bold" style:font-size-asian="14pt" style:font-weight-asian="bold" style:font-weight-complex="bold"/>
    </style:style>
    <style:style style:name="P42" style:family="paragraph" style:parent-style-name="Обычный1">
      <style:paragraph-properties fo:margin-left="0in" fo:margin-right="0in" fo:text-align="center" style:justify-single-word="false" fo:orphans="0" fo:widows="0" fo:text-indent="-0.028in" style:auto-text-indent="false"/>
      <style:text-properties fo:font-size="10pt" fo:font-weight="bold" style:font-size-asian="10pt" style:font-weight-asian="bold"/>
    </style:style>
    <style:style style:name="P43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size-asian="10pt"/>
    </style:style>
    <style:style style:name="P44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font-size="10pt" style:font-size-asian="10pt"/>
    </style:style>
    <style:style style:name="P45" style:family="paragraph" style:parent-style-name="Обычный1">
      <style:paragraph-properties fo:margin-left="0in" fo:margin-right="0in" fo:orphans="0" fo:widows="0" fo:text-indent="0in" style:auto-text-indent="false"/>
      <style:text-properties fo:font-size="10pt" style:font-size-asian="10pt"/>
    </style:style>
    <style:style style:name="P4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47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8pt" fo:font-style="italic" style:font-size-asian="8pt" style:font-style-asian="italic" style:font-size-complex="8pt"/>
    </style:style>
    <style:style style:name="P48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6pt" fo:font-style="italic" style:font-size-asian="6pt" style:font-style-asian="italic" style:font-size-complex="6pt"/>
    </style:style>
    <style:style style:name="P49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style:font-size-complex="12pt"/>
    </style:style>
    <style:style style:name="P50" style:family="paragraph" style:parent-style-name="Обычный2">
      <style:paragraph-properties fo:orphans="2" fo:widows="2"/>
      <style:text-properties fo:font-size="14pt" style:font-size-asian="14pt"/>
    </style:style>
    <style:style style:name="P51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53" style:family="paragraph" style:parent-style-name="Обычный1">
      <style:paragraph-properties fo:margin-left="2.9535in" fo:margin-right="0in" fo:text-align="start" style:justify-single-word="false" fo:text-indent="0in" style:auto-text-indent="false"/>
      <style:text-properties fo:font-size="9pt" style:font-size-asian="9pt"/>
    </style:style>
    <style:style style:name="P54" style:family="paragraph" style:parent-style-name="Обычный1" style:list-style-name="WWNum13">
      <style:paragraph-properties fo:margin-left="0.5in" fo:margin-right="0in" fo:text-align="center" style:justify-single-word="false" fo:orphans="0" fo:widows="0" fo:text-indent="-0.4291in" style:auto-text-indent="false"/>
      <style:text-properties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0dc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270dc"/>
    </style:style>
    <style:style style:name="T7" style:family="text">
      <style:text-properties style:text-underline-style="solid" style:text-underline-width="auto" style:text-underline-color="font-color" fo:font-weight="normal" officeooo:rsid="000270d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0423d7"/>
    </style:style>
    <style:style style:name="T9" style:family="text">
      <style:text-properties style:text-underline-style="solid" style:text-underline-width="auto" style:text-underline-color="font-color" officeooo:rsid="00061edb"/>
    </style:style>
    <style:style style:name="T10" style:family="text">
      <style:text-properties style:font-name="Times New Roman" fo:font-size="14pt" fo:font-weight="bold" style:font-size-asian="14pt" style:font-weight-asian="bold"/>
    </style:style>
    <style:style style:name="T11" style:family="text">
      <style:text-properties style:font-name="Times New Roman" fo:font-size="14pt" style:font-size-asian="14pt"/>
    </style:style>
    <style:style style:name="T12" style:family="text">
      <style:text-properties style:font-name="Times New Roman" fo:font-size="14pt" style:text-underline-style="solid" style:text-underline-width="auto" style:text-underline-color="font-color" officeooo:rsid="000270dc" style:font-size-asian="14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0270dc" style:font-name-asian="Times New Roman1" style:font-size-asian="12pt" style:font-size-complex="12pt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270dc"/>
    </style:style>
    <style:style style:name="T18" style:family="text">
      <style:text-properties style:text-position="super 58%" fo:font-size="10pt" style:font-size-asian="10pt"/>
    </style:style>
    <style:style style:name="T19" style:family="text">
      <style:text-properties fo:color="#000000" loext:opacity="100%" style:text-underline-style="solid" style:text-underline-width="auto" style:text-underline-color="font-color"/>
    </style:style>
    <style:style style:name="T20" style:family="text">
      <style:text-properties fo:color="#000000" loext:opacity="100%" style:text-underline-style="solid" style:text-underline-width="auto" style:text-underline-color="font-color" officeooo:rsid="000747ef"/>
    </style:style>
    <style:style style:name="T21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22" style:family="text">
      <style:text-properties fo:color="#000000" loext:opacity="100%" fo:font-style="normal" style:text-underline-style="solid" style:text-underline-width="auto" style:text-underline-color="font-color" fo:font-weight="normal" officeooo:rsid="000270dc" style:font-style-asian="normal" style:font-weight-asian="normal"/>
    </style:style>
    <style:style style:name="T23" style:family="text">
      <style:text-properties fo:color="#000000" loext:opacity="100%" style:text-underline-style="none"/>
    </style:style>
    <style:style style:name="T24" style:family="text">
      <style:text-properties fo:color="#000000" loext:opacity="100%" style:font-name="Times New Roman" fo:font-size="12pt" style:text-underline-style="solid" style:text-underline-width="auto" style:text-underline-color="font-color" officeooo:rsid="000423d7" style:font-name-asian="Times New Roman1" style:font-size-asian="12pt" style:font-size-complex="12pt"/>
    </style:style>
    <style:style style:name="T25" style:family="text">
      <style:text-properties fo:color="#000000" loext:opacity="100%" style:font-name="Times New Roman" fo:font-size="12pt" style:text-underline-style="solid" style:text-underline-width="auto" style:text-underline-color="font-color" officeooo:rsid="00061edb" style:font-name-asian="Times New Roman1" style:font-size-asian="12pt" style:font-size-complex="12pt"/>
    </style:style>
    <style:style style:name="T26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2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2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31">(МГТУ им. Н.Э. Баумана)</text:p>
      <text:p text:style-name="P4"/>
      <text:p text:style-name="P33">УТВЕРЖДАЮ</text:p>
      <text:p text:style-name="P9">Заведующий кафедрой <text:s text:c="2"/>ИУ7 <text:s text:c="2"/></text:p>
      <text:p text:style-name="P51">(Индекс)</text:p>
      <text:p text:style-name="P9">______________ <text:s/>И.В. Рудаков <text:span text:style-name="T4"><text:s/></text:span></text:p>
      <text:p text:style-name="P27">(И.О. Фамилия)</text:p>
      <text:p text:style-name="P10">« 06 » <text:s text:c="2"/>11 <text:s text:c="5"/>2020 <text:s text:c="4"/>г.</text:p>
      <text:p text:style-name="P50"/>
      <text:p text:style-name="P15">ЗАДАНИЕ</text:p>
      <text:p text:style-name="P28">на выполнение выпускной квалификационной работы магистра</text:p>
      <text:p text:style-name="P14"/>
      <text:p text:style-name="Standard">Студент группы __<text:span text:style-name="T13">ИУ7-43М</text:span>__</text:p>
      <text:p text:style-name="Standard"/>
      <text:p text:style-name="Standard">___________________________<text:span text:style-name="T6">Камакин А</text:span><text:span text:style-name="T9">н</text:span><text:span text:style-name="T6">дрей Сергеевич</text:span>_____________________________</text:p>
      <text:p text:style-name="P5">(фамилия, имя, отчество)</text:p>
      <text:p text:style-name="P16"/>
      <text:p text:style-name="P12">Тема квалификационной работы _______<text:span text:style-name="T19">Метод распределения памяти для многопоточных при</text:span><text:span text:style-name="T20">ложений для x86_64</text:span>___________________________________________________________</text:p>
      <text:p text:style-name="P8"/>
      <text:p text:style-name="P11">Источник тематики (НИР кафедры, заказ организаций и т.п.)</text:p>
      <text:p text:style-name="P11">___<text:span text:style-name="T6">НИР кафедры</text:span>_________________________________________________________________</text:p>
      <text:p text:style-name="P11">________________________________________________________________________________</text:p>
      <text:p text:style-name="P19"/>
      <text:p text:style-name="Body_20_Text_20_2">Тема квалификационной работы утверждена распоряжением по факультету _____ИУ_______ № <text:s/>03.02.01-04.03/10___________от « 13 » <text:s text:c="4"/>11 <text:s text:c="4"/>2020 <text:s/>г.</text:p>
      <text:p text:style-name="Body_20_Text_20_2"/>
      <text:p text:style-name="P1">Часть 1. <text:s text:c="2"/>Аналитический раздел </text:p>
      <text:p text:style-name="P20"><text:span text:style-name="T21">Провести анализ предметной области, изучить раличные подходы к выделению памяти в многопоточных приложениях, исследовать преимущества и недостатки подходов. При сравнениии учитывать такие характеристики как</text:span><text:span text:style-name="T22">:</text:span><text:span text:style-name="T21"> выделение памяти в процессе работы программы, скорость выделения памяти. На основании сравнения классифицировать библиотеки, реализующие управление памятью</text:span><text:span text:style-name="T22">.</text:span>________________________________________________________________________</text:p>
      <text:p text:style-name="P19">________________________________________________________________________________</text:p>
      <text:p text:style-name="P6"/>
      <text:p text:style-name="P6"><text:soft-page-break/>Часть 2. <text:s/>Конструкторский раздел <text:s text:c="5"/></text:p>
      <text:p text:style-name="P20"><text:span text:style-name="T19">Разработать алгоритмы и стуктуры данных, которые используются при проэктировании архитектуры созданного метода, а именно: алгоритмы поиска подходящих элементов в списках свободной памяти, разделения размерных классов и работы конкурентной очереди.</text:span><text:span text:style-name="T23">_</text:span>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8"/>
      <text:p text:style-name="P6">Часть 3. Технологический раздел </text:p>
      <text:p text:style-name="P19"><text:span text:style-name="T5">Обоснова</text:span><text:span text:style-name="T8">ть</text:span><text:span text:style-name="T5"> выбор средств программной реализации системы. Разработка компонентов системы, тестирование и отладка системы. Описание формата входных и выходных данных и написание руководства пользователя. </text:span>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6">Часть 4. Исследовательский раздел <text:s text:c="2"/></text:p>
      <text:p text:style-name="P21"><text:span text:style-name="T19">Провести сравнительный анализ полученного метода с уже существующими, при сравнении учитывать такие характери</text:span><text:span text:style-name="T26">c</text:span><text:span text:style-name="T19">тики как: долгосрочное выделение памяти при работе процесса, скорость выделения памяти. Рассмотреть области применения методов</text:span><text:span text:style-name="T26">, </text:span><text:span text:style-name="T19">их преимущества и недостатки</text:span><text:span text:style-name="T26">.</text:span>______________________________________________________________________</text:p>
      <text:p text:style-name="P19">________________________________________________________________________________</text:p>
      <text:p text:style-name="P8"/>
      <text:p text:style-name="P7">Оформление квалификационной работы:</text:p>
      <text:p text:style-name="P22"/>
      <text:p text:style-name="P8">Расчетно-пояснительная записка на ___<text:span text:style-name="T8">45-70</text:span>__ листах формата А4.</text:p>
      <text:p text:style-name="P16"/>
      <text:p text:style-name="P19">Перечень графического (иллюстративного) материала (чертежи, плакаты, слайды и т.п.) <text:s text:c="2"/></text:p>
      <text:p text:style-name="P20"><text:span text:style-name="T19">10-15 слайдов, содержащих описание разработанного </text:span><text:span text:style-name="T24">метода</text:span><text:span text:style-name="T19">, основные моменты реализации, а так же результаты полученного исследования.</text:span>____________________________________________________________________</text:p>
      <text:p text:style-name="P19">________________________________________________________________________________</text:p>
      <text:p text:style-name="P8"/>
      <text:p text:style-name="P8">Дата выдачи задания « __04_ » _____09_______ 2020__ г.</text:p>
      <text:p text:style-name="P8"/>
      <text:p text:style-name="P8">В соответствии с учебным планом выпускную квалификационную работу выполнить в полном объеме в срок до « __29__ » ___05_________ 2021____ г.</text:p>
      <text:p text:style-name="P8"/>
      <text:p text:style-name="P3"/>
      <text:p text:style-name="P3"/>
      <text:p text:style-name="Standard"><text:span text:style-name="T1">Руководитель квалификационной работы</text:span><text:tab/>_________________ <text:s text:c="7"/>__<text:span text:style-name="T13">Н.Ю. Рязанова</text:span>__</text:p>
      <text:p text:style-name="P52">(Подпись, дата) <text:s text:c="28"/>(И.О.Фамилия) <text:s text:c="11"/></text:p>
      <text:p text:style-name="P8"/>
      <text:p text:style-name="Standard"><text:span text:style-name="T1">Студент<text:tab/><text:tab/><text:tab/><text:tab/><text:tab/><text:tab/>_________________ <text:s text:c="7"/></text:span><text:span text:style-name="T27">__</text:span><text:span text:style-name="T7">А.С. Камакин</text:span><text:span text:style-name="T27">__</text:span></text:p>
      <text:p text:style-name="P52">(Подпись, дата) <text:s text:c="28"/>(И.О.Фамилия) <text:s text:c="11"/></text:p>
      <text:p text:style-name="P25"/>
      <text:p text:style-name="P34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31">(МГТУ им. Н.Э. Баумана)</text:p>
      <text:p text:style-name="P40"/>
      <text:p text:style-name="P29"><text:span text:style-name="T2">ФАКУЛЬТЕТ</text:span> <text:span text:style-name="T1"><text:s text:c="4"/>ИУ</text:span><text:tab/><text:tab/><text:tab/><text:tab/><text:tab/><text:tab/>УТВЕРЖДАЮ</text:p>
      <text:p text:style-name="Standard"><text:span text:style-name="T2">КАФЕДРА</text:span> <text:span text:style-name="T1"><text:s text:c="3"/>ИУ7 <text:s text:c="19"/><text:tab/><text:tab/><text:tab/><text:tab/> <text:s text:c="4"/></text:span>Заведующий кафедрой <text:s text:c="6"/>ИУ7</text:p>
      <text:p text:style-name="P51">(Индекс)</text:p>
      <text:p text:style-name="Standard"><text:span text:style-name="T2">ГРУППА</text:span> <text:span text:style-name="T1">___</text:span><text:span text:style-name="T3">43М</text:span><text:span text:style-name="T1">___</text:span><text:tab/><text:tab/> <text:s text:c="47"/>______________ <text:s/>И.В. Рудаков</text:p>
      <text:p text:style-name="P51">(И.О. Фамилия)</text:p>
      <text:p text:style-name="P10">« 06 <text:s/>» <text:s/>11 <text:s/>2020 <text:s/>г.</text:p>
      <text:p text:style-name="P41">КАЛЕНДАРНЫЙ ПЛАН</text:p>
      <text:p text:style-name="FR1"><text:span text:style-name="T10">выполнения выпускной квалификационной работы</text:span><text:span text:style-name="T11"> студента:__________________</text:span><text:span text:style-name="T12">Камакина Андрея Сергеевича</text:span><text:span text:style-name="T11">_________________</text:span></text:p>
      <text:p text:style-name="P53">(фамилия, имя, отчество)</text:p>
      <text:p text:style-name="P13">Тема квалификационной работы ____<text:span text:style-name="T19">Метод распределения памяти для многопоточных приложений </text:span><text:span text:style-name="T20">для х86_64</text:span>_____________________________________________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42">№ п/п</text:p>
          </table:table-cell>
          <table:table-cell table:style-name="Table2.B1" table:number-rows-spanned="2" office:value-type="string">
            <text:p text:style-name="P38">Наименование этапов выпускной квалификационной работы</text:p>
          </table:table-cell>
          <table:table-cell table:style-name="Table2.B1" table:number-columns-spanned="2" office:value-type="string">
            <text:p text:style-name="P46">Сроки выполнения этапов</text:p>
          </table:table-cell>
          <table:covered-table-cell/>
          <table:table-cell table:style-name="Table2.E1" table:number-columns-spanned="2" office:value-type="string">
            <text:p text:style-name="P46">Отметка о выполнении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46">план</text:p>
          </table:table-cell>
          <table:table-cell table:style-name="Table2.B1" office:value-type="string">
            <text:p text:style-name="P46">факт</text:p>
          </table:table-cell>
          <table:table-cell table:style-name="Table2.E2" office:value-type="string">
            <text:p text:style-name="P26">Должность</text:p>
          </table:table-cell>
          <table:table-cell table:style-name="Table2.F2" office:value-type="string">
            <text:p text:style-name="P26">ФИО, подпись</text:p>
          </table:table-cell>
        </table:table-row>
        <table:table-row table:style-name="Table2.3">
          <table:table-cell table:style-name="Table2.A1" office:value-type="string">
            <text:list xml:id="list3862907852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2">Задание на выполнение работы. Формулирование проблемы, цели и задач работы</text:p>
          </table:table-cell>
          <table:table-cell table:style-name="Table2.B1" office:value-type="string">
            <text:p text:style-name="P47">24<text:span text:style-name="T16">.10.2020</text:span></text:p>
            <text:p text:style-name="P48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3" office:value-type="string">
            <text:p text:style-name="P18"/>
            <text:p text:style-name="P44"/>
          </table:table-cell>
        </table:table-row>
        <table:table-row table:style-name="Table2.4">
          <table:table-cell table:style-name="Table2.A1" office:value-type="string">
            <text:list xml:id="list120951009019477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1 часть <text:s/>Аналитический раздел <text:s text:c="2"/>____________________</text:p>
          </table:table-cell>
          <table:table-cell table:style-name="Table2.B1" office:value-type="string">
            <text:p text:style-name="P47">24<text:span text:style-name="T16">.12.2020</text:span>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4" office:value-type="string">
            <text:p text:style-name="P18"/>
            <text:p text:style-name="P37"/>
          </table:table-cell>
        </table:table-row>
        <table:table-row table:style-name="Table2.5">
          <table:table-cell table:style-name="Table2.A1" office:value-type="string">
            <text:list xml:id="list120951176697243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Утверждение окончательных формулировок решаемой проблемы, цели работы и перечня задач</text:p>
          </table:table-cell>
          <table:table-cell table:style-name="Table2.B1" office:value-type="string">
            <text:p text:style-name="P47">24<text:span text:style-name="T16">.12.2020</text:span>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Заведующий кафедрой</text:p>
          </table:table-cell>
          <table:table-cell table:style-name="Table2.F5" office:value-type="string">
            <text:p text:style-name="P18"/>
            <text:p text:style-name="P37"/>
          </table:table-cell>
        </table:table-row>
        <table:table-row table:style-name="Table2.6">
          <table:table-cell table:style-name="Table2.A1" office:value-type="string">
            <text:list xml:id="list120950194780838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2 часть Конструкторский раздел</text:p>
          </table:table-cell>
          <table:table-cell table:style-name="Table2.B1" office:value-type="string">
            <text:p text:style-name="P47">06<text:span text:style-name="T16">.04.202</text:span><text:span text:style-name="T17">1</text:span>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6" office:value-type="string">
            <text:p text:style-name="P18"/>
            <text:p text:style-name="P37"/>
          </table:table-cell>
        </table:table-row>
        <table:table-row table:style-name="Table2.7">
          <table:table-cell table:style-name="Table2.A1" office:value-type="string">
            <text:list xml:id="list120951817714345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3,4 части Технологический и Исследовательский разделы</text:p>
          </table:table-cell>
          <table:table-cell table:style-name="Table2.B1" office:value-type="string">
            <text:p text:style-name="P47">22.05.2021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7" office:value-type="string">
            <text:p text:style-name="P18"/>
            <text:p text:style-name="P37"/>
          </table:table-cell>
        </table:table-row>
        <table:table-row table:style-name="Table2.8">
          <table:table-cell table:style-name="Table2.A1" office:value-type="string">
            <text:list xml:id="list120951693077268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1-я редакция работы</text:p>
          </table:table-cell>
          <table:table-cell table:style-name="Table2.B1" office:value-type="string">
            <text:p text:style-name="P47">27<text:bookmark text:name="_GoBack"/>.05.2021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8" office:value-type="string">
            <text:p text:style-name="P18"/>
            <text:p text:style-name="P37"/>
          </table:table-cell>
        </table:table-row>
        <table:table-row table:style-name="Table2.9">
          <table:table-cell table:style-name="Table2.A1" office:value-type="string">
            <text:list xml:id="list120951144183015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Подготовка доклада и презентации</text:p>
          </table:table-cell>
          <table:table-cell table:style-name="Table2.B1" office:value-type="string">
            <text:p text:style-name="P47">28.05.2021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/>
          </table:table-cell>
          <table:table-cell table:style-name="Table2.F9" office:value-type="string">
            <text:p text:style-name="P18"/>
          </table:table-cell>
        </table:table-row>
        <table:table-row table:style-name="Table2.10">
          <table:table-cell table:style-name="Table2.A1" office:value-type="string">
            <text:list xml:id="list120952023455644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Заключение руководителя</text:p>
          </table:table-cell>
          <table:table-cell table:style-name="Table2.B1" office:value-type="string">
            <text:p text:style-name="P47">27.05.2021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Руководитель ВКР</text:p>
          </table:table-cell>
          <table:table-cell table:style-name="Table2.F10" office:value-type="string">
            <text:p text:style-name="P18"/>
            <text:p text:style-name="P37"/>
          </table:table-cell>
        </table:table-row>
        <table:table-row table:style-name="Table2.11">
          <table:table-cell table:style-name="Table2.A1" office:value-type="string">
            <text:list xml:id="list120950493971090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Нормоконтроль</text:p>
          </table:table-cell>
          <table:table-cell table:style-name="Table2.B1" office:value-type="string">
            <text:p text:style-name="P47">28.05.2021</text:p>
            <text:p text:style-name="P23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3">Нормоконтролер</text:p>
          </table:table-cell>
          <table:table-cell table:style-name="Table2.F11" office:value-type="string">
            <text:p text:style-name="P18"/>
            <text:p text:style-name="P37"/>
          </table:table-cell>
        </table:table-row>
        <table:table-row table:style-name="Table2.12">
          <table:table-cell table:style-name="Table2.A1" office:value-type="string">
            <text:list xml:id="list120951570229929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9">Внешняя рецензия</text:p>
          </table:table-cell>
          <table:table-cell table:style-name="Table2.B1" office:value-type="string">
            <text:p text:style-name="P47">28.05.2021</text:p>
            <text:p text:style-name="P24">Планируемая дата</text:p>
          </table:table-cell>
          <table:table-cell table:style-name="Table2.B1" office:value-type="string">
            <text:p text:style-name="P17"/>
          </table:table-cell>
          <table:table-cell table:style-name="Table2.E3" office:value-type="string">
            <text:p text:style-name="P45"/>
          </table:table-cell>
          <table:table-cell table:style-name="Table2.F12" office:value-type="string">
            <text:p text:style-name="P18"/>
            <text:p text:style-name="P37"/>
          </table:table-cell>
        </table:table-row>
        <table:table-row table:style-name="Table2.13">
          <table:table-cell table:style-name="Table2.A13" office:value-type="string">
            <text:list xml:id="list120950306722316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3" office:value-type="string">
            <text:p text:style-name="P49">Защита работы на ГЭК</text:p>
          </table:table-cell>
          <table:table-cell table:style-name="Table2.B13" office:value-type="string">
            <text:p text:style-name="P48">____________</text:p>
            <text:p text:style-name="P23">Планируемая дата</text:p>
          </table:table-cell>
          <table:table-cell table:style-name="Table2.B13" office:value-type="string">
            <text:p text:style-name="P17"/>
          </table:table-cell>
          <table:table-cell table:style-name="Table2.E1" office:value-type="string">
            <text:p text:style-name="P45"/>
          </table:table-cell>
          <table:table-cell table:style-name="Table2.F13" office:value-type="string">
            <text:p text:style-name="P18"/>
            <text:p text:style-name="P37"/>
          </table:table-cell>
        </table:table-row>
      </table:table>
      <text:p text:style-name="P39"/>
      <text:p text:style-name="P35"><text:span text:style-name="T15"><text:s/>Студент ___________</text:span><text:span text:style-name="T14">_______________<text:tab/> <text:s text:c="12"/></text:span><text:span text:style-name="T15">Руководитель работы _________________________</text:span></text:p>
      <text:p text:style-name="P36"><text:span text:style-name="T14"><text:tab/></text:span><text:span text:style-name="T18">(подпись, дата)<text:tab/><text:tab/><text:tab/><text:tab/><text:tab/><text:tab/><text:tab/>(подпись, да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2083in" fo:text-align="justify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2083in" fo:text-align="center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text-indent="0.1945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/>
    </style:style>
    <style:style style:name="Обычный2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rfc-language-tag="x-none" style:rfc-language-tag-asian="x-none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rfc-language-tag="x-none" fo:font-style="italic" fo:font-weight="bold" style:rfc-language-tag-asian="x-none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22</meta:editing-cycles>
    <meta:creation-date>2021-03-18T08:53:00</meta:creation-date>
    <dc:date>2021-05-14T12:09:49.869726978</dc:date>
    <meta:editing-duration>PT45M49S</meta:editing-duration>
    <meta:generator>LibreOffice/7.1.3.2$Linux_X86_64 LibreOffice_project/10$Build-2</meta:generator>
    <meta:document-statistic meta:table-count="1" meta:image-count="0" meta:object-count="0" meta:page-count="3" meta:paragraph-count="125" meta:word-count="536" meta:character-count="5873" meta:non-whitespace-character-count="5191"/>
    <meta:user-defined meta:name="AppVersion">14.0000</meta:user-defined>
    <meta:user-defined meta:name="Company">Krokoz™</meta:user-defined>
    <meta:template xlink:type="simple" xlink:actuate="onRequest" xlink:title="Normal.dotm" xlink:href=""/>
  </office:meta>
</office:document-meta>
</file>